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91900">
            <text:p>9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G3];[.G31])" office:value-type="float" office:value="50600">
            <text:p>506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41300">
            <text:p>413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/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table:number-columns-repeated="3"/>
          <table:table-cell table:style-name="ce2" table:formula="of:=SUM([.B31:.F31])" office:value-type="float" office:value="14400">
            <text:p>14400</text:p>
          </table:table-cell>
          <table:table-cell table:formula="of:=SUM([.B56:.F56])" office:value-type="float" office:value="800">
            <text:p>800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800">
            <text:p>800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56:.F56])" office:value-type="float" office:value="800">
            <text:p>80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table:number-columns-repeated="3"/>
          <table:table-cell table:formula="of:=SUM([.C56:.F56])" office:value-type="float" office:value="388.888888888889">
            <text:p>388.888888888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Movses</text:p>
          </table:table-cell>
          <table:table-cell office:value-type="string">
            <text:p>-Mane</text:p>
          </table:table-cell>
          <table:table-cell table:number-columns-repeated="4"/>
          <table:table-cell table:formula="of:=SUM([.B56:.F56])" office:value-type="float" office:value="800">
            <text:p>80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 table:number-columns-repeated="4"/>
          <table:table-cell table:formula="of:=SUM([.B56:.F56])" office:value-type="float" office:value="800">
            <text:p>80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5"/>
          <table:table-cell table:formula="of:=SUM([.B56:.E56])" office:value-type="float" office:value="800">
            <text:p>800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800">
            <text:p>800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388.888888888889">
            <text:p>388.888888888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)" office:value-type="float" office:value="411.111111111111">
            <text:p>41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388.888888888889">
            <text:p>388.888888888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411.111111111111">
            <text:p>411.11111111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800">
            <text:p>80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D56];[.E56];[.F56])" office:value-type="float" office:value="411.111111111111">
            <text:p>411.111111111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8" office:value-type="float" office:value="388.888888888889">
            <text:p>388.8888888889</text:p>
          </table:table-cell>
          <table:table-cell table:formula="of:=[.D31]/19" office:value-type="float" office:value="0">
            <text:p>0</text:p>
          </table:table-cell>
          <table:table-cell table:formula="of:=[.E31]/17" office:value-type="float" office:value="0">
            <text:p>0</text:p>
          </table:table-cell>
          <table:table-cell table:formula="of:=[.F31]/19" office:value-type="float" office:value="0">
            <text:p>0</text:p>
          </table:table-cell>
          <table:table-cell/>
          <table:table-cell table:style-name="ce2" table:formula="of:=SUM([.H31:.H55])" office:value-type="float" office:value="14400">
            <text:p>144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4/12/2016</text:date>, <text:time>10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2T10:50:18</dc:date>
    <meta:editing-duration>P6DT4H15M14S</meta:editing-duration>
    <meta:editing-cycles>2223</meta:editing-cycles>
    <meta:generator>OpenOffice/4.1.1$Unix OpenOffice.org_project/411m6$Build-9775</meta:generator>
    <dc:creator>Hasmik Dabaghyan</dc:creator>
    <meta:document-statistic meta:table-count="13" meta:cell-count="5453" meta:object-count="0"/>
  </office:meta>
</office:document-meta>
</file>